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7298" officeooo:paragraph-rsid="000c7298"/>
    </style:style>
    <style:style style:name="P2" style:family="paragraph" style:parent-style-name="Standard">
      <style:text-properties fo:font-weight="bold" officeooo:rsid="000c7298" officeooo:paragraph-rsid="000c729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etto Computer Graphics</text:p>
      <text:p text:style-name="P1"/>
      <text:p text:style-name="P2">Descrizione</text:p>
      <text:p text:style-name="P1"/>
      <text:p text:style-name="P1">Il progetto è stato sviluppato da Armando Pezzimenti( mat. 164252), consiste nella creazione tramite l'utilizzo di OpenGL/GLUT di un labirinto nel quale il giocatore, generato in una posizione casuale al suo interno, dovrà raggiungere il cubo rotante (Tesseract) in un tempo prestabilito ( 3 min), oltre il quale è game over. Per una buona resa del progetto si fa uso di Display lists, di varie textures (per pareti, pavimento, cubo, sfera, cielo e luna), di illuminazioni (Ambient, Spotted , etc..) e di un gestore di collisioni (con pareti e cubo rotante).</text:p>
      <text:p text:style-name="P1"/>
      <text:p text:style-name="P1"/>
      <text:p text:style-name="P2">Trama</text:p>
      <text:p text:style-name="P1"/>
      <text:p text:style-name="P1">L'idea nasce dalla mia passione per i fumetti e in particolare quelli prodotti in america dalla Marvel e dalla DC comics, in particolare il fumetto da cui ho preso spunto è quello riguardante la storia di THOR e degli Avengers, il potere principale di THOR è quello di poter navigare tra i mondi per questo motivo nel gioco ho introdotto due ambientazioni:</text:p>
      <text:p text:style-name="P1"/>
      <text:p text:style-name="P1">-Labirinto Asgardiano: è formato da muri dorati, pavimenti trasparenti con fantasie arcobaleno che ricordano il cosiddetto Bifrost introdotto nel celebre fumetto, un satellite (come la luna terrestre) e un cielo con varie sfumature di colore;</text:p>
      <text:p text:style-name="P1"/>
      <text:p text:style-name="P1">-Labirinto Terrestre: è formato da siepi, pavimenti di pietra, una luna e un semplice cielo notturno;</text:p>
      <text:p text:style-name="P1"/>
      <text:p text:style-name="P1">Lo scopo del gioco è quello di aiutare THOR a raggiungere il tesseract prima che il tempo scada in modo tale da ottenere la gemma del potere contenuta in esso.</text:p>
      <text:p text:style-name="P1"/>
      <text:p text:style-name="P2">Compiling Cmd</text:p>
      <text:p text:style-name="P1">g++ *.cpp -lglut -lGL -lm -lGLU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ando </meta:initial-creator>
    <meta:creation-date>2015-09-17T21:52:04.031977616</meta:creation-date>
    <dc:date>2015-09-17T21:54:55.137308087</dc:date>
    <dc:creator>Armando </dc:creator>
    <meta:editing-duration>PT2M52S</meta:editing-duration>
    <meta:editing-cycles>1</meta:editing-cycles>
    <meta:document-statistic meta:table-count="0" meta:image-count="0" meta:object-count="0" meta:page-count="1" meta:paragraph-count="10" meta:word-count="247" meta:character-count="1503" meta:non-whitespace-character-count="1265"/>
    <meta:generator>LibreOffice/4.4.2.2$Linux_X86_64 LibreOffice_project/40m0$Build-2</meta:generator>
  </office:meta>
</office:document-meta>
</file>